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2e2c843454049395646af90bf78a483" style:family="table-column">
      <style:table-column-properties fo:break-before="auto" style:use-optimal-column-width="false" style:column-width="6cm"/>
    </style:style>
    <style:style style:name="odsStyleTableColumn-58939c40052340a2d33d40df67b21945" style:family="table-column">
      <style:table-column-properties fo:break-before="auto" style:use-optimal-column-width="false" style:column-width="5cm"/>
    </style:style>
    <style:style style:name="odsStyleTableColumn-3da17d276e83946a6b3e08d06892dc27" style:family="table-column">
      <style:table-column-properties fo:break-before="auto" style:use-optimal-column-width="false" style:column-width="3cm"/>
    </style:style>
    <style:style style:name="odsStyleTableCell-7a4ddaf06ede1e0a1de1bb40b25ba0a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4e013d762178655aea149961dc3c2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96cf1855e14e8250b1ece3cb5eba8c6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ae45e62e3d0b3186e52df9082c70f3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95cd432482d66eb1a4a71ba53b84ab7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560ac0cce25914659db72fb3181f55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2e2c843454049395646af90bf78a483" table:default-cell-style-name="Default"/>
        <table:table-column table:style-name="odsStyleTableColumn-58939c40052340a2d33d40df67b21945" table:default-cell-style-name="Default"/>
        <table:table-column table:style-name="odsStyleTableColumn-3da17d276e83946a6b3e08d06892dc27" table:default-cell-style-name="Default"/>
        <table:table-column table:style-name="odsStyleTableColumn-3da17d276e83946a6b3e08d06892dc27" table:default-cell-style-name="Default"/>
        <table:table-column table:style-name="odsStyleTableColumn-3da17d276e83946a6b3e08d06892dc2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7a4ddaf06ede1e0a1de1bb40b25ba0a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4e013d762178655aea149961dc3c26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4e013d762178655aea149961dc3c267" table:number-columns-spanned="5" table:number-rows-spanned="1" office:value-type="string">
            <text:p>TABLA No. 5-24</text:p>
          </table:table-cell>
          <table:covered-table-cell table:number-columns-repeated="4"/>
        </table:table-row>
        <table:table-row table:style-name="ro1">
          <table:table-cell table:style-name="odsStyleTableCell-c4e013d762178655aea149961dc3c267" table:number-columns-spanned="5" table:number-rows-spanned="1" office:value-type="string">
            <text:p>TABLA DE COTIZACIONES DEL 8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4e013d762178655aea149961dc3c26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96cf1855e14e8250b1ece3cb5eba8c61" office:value-type="string">
            <text:p>PAIS</text:p>
          </table:table-cell>
          <table:table-cell table:style-name="odsStyleTableCell-96cf1855e14e8250b1ece3cb5eba8c61" office:value-type="string">
            <text:p>UNIDAD MONETARIA</text:p>
          </table:table-cell>
          <table:table-cell table:style-name="odsStyleTableCell-96cf1855e14e8250b1ece3cb5eba8c61" office:value-type="string">
            <text:p>MONEDA</text:p>
          </table:table-cell>
          <table:table-cell table:style-name="odsStyleTableCell-96cf1855e14e8250b1ece3cb5eba8c61" office:value-type="string">
            <text:p>TIPO DE CAMBIO EN Bs POR UNIDAD DE MONEDA EXTRANJERA</text:p>
          </table:table-cell>
          <table:table-cell table:style-name="odsStyleTableCell-96cf1855e14e8250b1ece3cb5eba8c61" office:value-type="string">
            <text:p>TIPO DE CAMBIO EN M.E.</text:p>
          </table:table-cell>
        </table:table-row>
        <table:table-row table:style-name="ro1">
          <table:table-cell table:style-name="odsStyleTableCell-7ae45e62e3d0b3186e52df9082c70f3d" office:value-type="string">
            <text:p>ESTADOS UNIDOS</text:p>
          </table:table-cell>
          <table:table-cell table:style-name="odsStyleTableCell-7ae45e62e3d0b3186e52df9082c70f3d" office:value-type="string">
            <text:p>DOLAR VENTA</text:p>
          </table:table-cell>
          <table:table-cell table:style-name="odsStyleTableCell-7ae45e62e3d0b3186e52df9082c70f3d" office:value-type="string">
            <text:p>USD.VENTA</text:p>
          </table:table-cell>
          <table:table-cell table:style-name="odsStyleTableCell-95cd432482d66eb1a4a71ba53b84ab70" office:value-type="string">
            <text:p>6.96000</text:p>
          </table:table-cell>
          <table:table-cell table:style-name="odsStyleTableCell-95cd432482d66eb1a4a71ba53b84ab70" office:value-type="string">
            <text:p/>
          </table:table-cell>
        </table:table-row>
        <table:table-row table:style-name="ro1">
          <table:table-cell table:style-name="odsStyleTableCell-7ae45e62e3d0b3186e52df9082c70f3d" office:value-type="string">
            <text:p>ESTADOS UNIDOS</text:p>
          </table:table-cell>
          <table:table-cell table:style-name="odsStyleTableCell-7ae45e62e3d0b3186e52df9082c70f3d" office:value-type="string">
            <text:p>DOLAR COMPRA</text:p>
          </table:table-cell>
          <table:table-cell table:style-name="odsStyleTableCell-7ae45e62e3d0b3186e52df9082c70f3d" office:value-type="string">
            <text:p>USD.COMPRA</text:p>
          </table:table-cell>
          <table:table-cell table:style-name="odsStyleTableCell-95cd432482d66eb1a4a71ba53b84ab70" office:value-type="string">
            <text:p>6.86000</text:p>
          </table:table-cell>
          <table:table-cell table:style-name="odsStyleTableCell-95cd432482d66eb1a4a71ba53b84ab70" office:value-type="string">
            <text:p/>
          </table:table-cell>
        </table:table-row>
        <table:table-row table:style-name="ro1">
          <table:table-cell table:style-name="odsStyleTableCell-7ae45e62e3d0b3186e52df9082c70f3d" office:value-type="string">
            <text:p>UNION EUROPEA</text:p>
          </table:table-cell>
          <table:table-cell table:style-name="odsStyleTableCell-7ae45e62e3d0b3186e52df9082c70f3d" office:value-type="string">
            <text:p>EURO</text:p>
          </table:table-cell>
          <table:table-cell table:style-name="odsStyleTableCell-7ae45e62e3d0b3186e52df9082c70f3d" office:value-type="string">
            <text:p>EUR</text:p>
          </table:table-cell>
          <table:table-cell table:style-name="odsStyleTableCell-95cd432482d66eb1a4a71ba53b84ab70" office:value-type="string">
            <text:p>7.51443</text:p>
          </table:table-cell>
          <table:table-cell table:style-name="odsStyleTableCell-95cd432482d66eb1a4a71ba53b84ab70" office:value-type="string">
            <text:p>0.91291</text:p>
          </table:table-cell>
        </table:table-row>
        <table:table-row table:style-name="ro1">
          <table:table-cell table:style-name="odsStyleTableCell-7ae45e62e3d0b3186e52df9082c70f3d" office:value-type="string">
            <text:p>JAPON</text:p>
          </table:table-cell>
          <table:table-cell table:style-name="odsStyleTableCell-7ae45e62e3d0b3186e52df9082c70f3d" office:value-type="string">
            <text:p>YEN</text:p>
          </table:table-cell>
          <table:table-cell table:style-name="odsStyleTableCell-7ae45e62e3d0b3186e52df9082c70f3d" office:value-type="string">
            <text:p>JPY</text:p>
          </table:table-cell>
          <table:table-cell table:style-name="odsStyleTableCell-95cd432482d66eb1a4a71ba53b84ab70" office:value-type="string">
            <text:p>0.04744</text:p>
          </table:table-cell>
          <table:table-cell table:style-name="odsStyleTableCell-95cd432482d66eb1a4a71ba53b84ab70" office:value-type="string">
            <text:p>144.61000</text:p>
          </table:table-cell>
        </table:table-row>
        <table:table-row table:style-name="ro1">
          <table:table-cell table:style-name="odsStyleTableCell-7ae45e62e3d0b3186e52df9082c70f3d" office:value-type="string">
            <text:p>ARABIA SAUDITA</text:p>
          </table:table-cell>
          <table:table-cell table:style-name="odsStyleTableCell-7ae45e62e3d0b3186e52df9082c70f3d" office:value-type="string">
            <text:p>RIYAL SAUDÍ</text:p>
          </table:table-cell>
          <table:table-cell table:style-name="odsStyleTableCell-7ae45e62e3d0b3186e52df9082c70f3d" office:value-type="string">
            <text:p>SAR</text:p>
          </table:table-cell>
          <table:table-cell table:style-name="odsStyleTableCell-95cd432482d66eb1a4a71ba53b84ab70" office:value-type="string">
            <text:p>1.82914</text:p>
          </table:table-cell>
          <table:table-cell table:style-name="odsStyleTableCell-95cd432482d66eb1a4a71ba53b84ab70" office:value-type="string">
            <text:p>3.75040</text:p>
          </table:table-cell>
        </table:table-row>
        <table:table-row table:style-name="ro1">
          <table:table-cell table:style-name="odsStyleTableCell-7ae45e62e3d0b3186e52df9082c70f3d" office:value-type="string">
            <text:p>ARGELIA</text:p>
          </table:table-cell>
          <table:table-cell table:style-name="odsStyleTableCell-7ae45e62e3d0b3186e52df9082c70f3d" office:value-type="string">
            <text:p>DINAR ARGELINO</text:p>
          </table:table-cell>
          <table:table-cell table:style-name="odsStyleTableCell-7ae45e62e3d0b3186e52df9082c70f3d" office:value-type="string">
            <text:p>DZD</text:p>
          </table:table-cell>
          <table:table-cell table:style-name="odsStyleTableCell-95cd432482d66eb1a4a71ba53b84ab70" office:value-type="string">
            <text:p>0.05116</text:p>
          </table:table-cell>
          <table:table-cell table:style-name="odsStyleTableCell-95cd432482d66eb1a4a71ba53b84ab70" office:value-type="string">
            <text:p>134.09650</text:p>
          </table:table-cell>
        </table:table-row>
        <table:table-row table:style-name="ro1">
          <table:table-cell table:style-name="odsStyleTableCell-7ae45e62e3d0b3186e52df9082c70f3d" office:value-type="string">
            <text:p>ARGENTINA</text:p>
          </table:table-cell>
          <table:table-cell table:style-name="odsStyleTableCell-7ae45e62e3d0b3186e52df9082c70f3d" office:value-type="string">
            <text:p>PESO</text:p>
          </table:table-cell>
          <table:table-cell table:style-name="odsStyleTableCell-7ae45e62e3d0b3186e52df9082c70f3d" office:value-type="string">
            <text:p>ARS</text:p>
          </table:table-cell>
          <table:table-cell table:style-name="odsStyleTableCell-95cd432482d66eb1a4a71ba53b84ab70" office:value-type="string">
            <text:p>0.00845</text:p>
          </table:table-cell>
          <table:table-cell table:style-name="odsStyleTableCell-95cd432482d66eb1a4a71ba53b84ab70" office:value-type="string">
            <text:p>812.25000</text:p>
          </table:table-cell>
        </table:table-row>
        <table:table-row table:style-name="ro1">
          <table:table-cell table:style-name="odsStyleTableCell-7ae45e62e3d0b3186e52df9082c70f3d" office:value-type="string">
            <text:p>AUSTRALIA</text:p>
          </table:table-cell>
          <table:table-cell table:style-name="odsStyleTableCell-7ae45e62e3d0b3186e52df9082c70f3d" office:value-type="string">
            <text:p>DÓLAR</text:p>
          </table:table-cell>
          <table:table-cell table:style-name="odsStyleTableCell-7ae45e62e3d0b3186e52df9082c70f3d" office:value-type="string">
            <text:p>AUD</text:p>
          </table:table-cell>
          <table:table-cell table:style-name="odsStyleTableCell-95cd432482d66eb1a4a71ba53b84ab70" office:value-type="string">
            <text:p>4.61198</text:p>
          </table:table-cell>
          <table:table-cell table:style-name="odsStyleTableCell-95cd432482d66eb1a4a71ba53b84ab70" office:value-type="string">
            <text:p>1.48743</text:p>
          </table:table-cell>
        </table:table-row>
        <table:table-row table:style-name="ro1">
          <table:table-cell table:style-name="odsStyleTableCell-7ae45e62e3d0b3186e52df9082c70f3d" office:value-type="string">
            <text:p>BRASIL</text:p>
          </table:table-cell>
          <table:table-cell table:style-name="odsStyleTableCell-7ae45e62e3d0b3186e52df9082c70f3d" office:value-type="string">
            <text:p>REAL</text:p>
          </table:table-cell>
          <table:table-cell table:style-name="odsStyleTableCell-7ae45e62e3d0b3186e52df9082c70f3d" office:value-type="string">
            <text:p>BRL</text:p>
          </table:table-cell>
          <table:table-cell table:style-name="odsStyleTableCell-95cd432482d66eb1a4a71ba53b84ab70" office:value-type="string">
            <text:p>1.40877</text:p>
          </table:table-cell>
          <table:table-cell table:style-name="odsStyleTableCell-95cd432482d66eb1a4a71ba53b84ab70" office:value-type="string">
            <text:p>4.86950</text:p>
          </table:table-cell>
        </table:table-row>
        <table:table-row table:style-name="ro1">
          <table:table-cell table:style-name="odsStyleTableCell-7ae45e62e3d0b3186e52df9082c70f3d" office:value-type="string">
            <text:p>CANADA</text:p>
          </table:table-cell>
          <table:table-cell table:style-name="odsStyleTableCell-7ae45e62e3d0b3186e52df9082c70f3d" office:value-type="string">
            <text:p>DÓLAR</text:p>
          </table:table-cell>
          <table:table-cell table:style-name="odsStyleTableCell-7ae45e62e3d0b3186e52df9082c70f3d" office:value-type="string">
            <text:p>CAD</text:p>
          </table:table-cell>
          <table:table-cell table:style-name="odsStyleTableCell-95cd432482d66eb1a4a71ba53b84ab70" office:value-type="string">
            <text:p>5.13781</text:p>
          </table:table-cell>
          <table:table-cell table:style-name="odsStyleTableCell-95cd432482d66eb1a4a71ba53b84ab70" office:value-type="string">
            <text:p>1.33520</text:p>
          </table:table-cell>
        </table:table-row>
        <table:table-row table:style-name="ro1">
          <table:table-cell table:style-name="odsStyleTableCell-7ae45e62e3d0b3186e52df9082c70f3d" office:value-type="string">
            <text:p>CHILE</text:p>
          </table:table-cell>
          <table:table-cell table:style-name="odsStyleTableCell-7ae45e62e3d0b3186e52df9082c70f3d" office:value-type="string">
            <text:p>PESO</text:p>
          </table:table-cell>
          <table:table-cell table:style-name="odsStyleTableCell-7ae45e62e3d0b3186e52df9082c70f3d" office:value-type="string">
            <text:p>CLP</text:p>
          </table:table-cell>
          <table:table-cell table:style-name="odsStyleTableCell-95cd432482d66eb1a4a71ba53b84ab70" office:value-type="string">
            <text:p>0.00771</text:p>
          </table:table-cell>
          <table:table-cell table:style-name="odsStyleTableCell-95cd432482d66eb1a4a71ba53b84ab70" office:value-type="string">
            <text:p>889.91000</text:p>
          </table:table-cell>
        </table:table-row>
        <table:table-row table:style-name="ro1">
          <table:table-cell table:style-name="odsStyleTableCell-7ae45e62e3d0b3186e52df9082c70f3d" office:value-type="string">
            <text:p>COLOMBIA</text:p>
          </table:table-cell>
          <table:table-cell table:style-name="odsStyleTableCell-7ae45e62e3d0b3186e52df9082c70f3d" office:value-type="string">
            <text:p>PESO</text:p>
          </table:table-cell>
          <table:table-cell table:style-name="odsStyleTableCell-7ae45e62e3d0b3186e52df9082c70f3d" office:value-type="string">
            <text:p>COP</text:p>
          </table:table-cell>
          <table:table-cell table:style-name="odsStyleTableCell-95cd432482d66eb1a4a71ba53b84ab70" office:value-type="string">
            <text:p>0.00177</text:p>
          </table:table-cell>
          <table:table-cell table:style-name="odsStyleTableCell-95cd432482d66eb1a4a71ba53b84ab70" office:value-type="string">
            <text:p>3,877.86000</text:p>
          </table:table-cell>
        </table:table-row>
        <table:table-row table:style-name="ro1">
          <table:table-cell table:style-name="odsStyleTableCell-7ae45e62e3d0b3186e52df9082c70f3d" office:value-type="string">
            <text:p>COREA DEL SUR</text:p>
          </table:table-cell>
          <table:table-cell table:style-name="odsStyleTableCell-7ae45e62e3d0b3186e52df9082c70f3d" office:value-type="string">
            <text:p>WON</text:p>
          </table:table-cell>
          <table:table-cell table:style-name="odsStyleTableCell-7ae45e62e3d0b3186e52df9082c70f3d" office:value-type="string">
            <text:p>KRW</text:p>
          </table:table-cell>
          <table:table-cell table:style-name="odsStyleTableCell-95cd432482d66eb1a4a71ba53b84ab70" office:value-type="string">
            <text:p>0.00521</text:p>
          </table:table-cell>
          <table:table-cell table:style-name="odsStyleTableCell-95cd432482d66eb1a4a71ba53b84ab70" office:value-type="string">
            <text:p>1,315.89000</text:p>
          </table:table-cell>
        </table:table-row>
        <table:table-row table:style-name="ro1">
          <table:table-cell table:style-name="odsStyleTableCell-7ae45e62e3d0b3186e52df9082c70f3d" office:value-type="string">
            <text:p>COSTA RICA</text:p>
          </table:table-cell>
          <table:table-cell table:style-name="odsStyleTableCell-7ae45e62e3d0b3186e52df9082c70f3d" office:value-type="string">
            <text:p>COLON COSTARRICENSE</text:p>
          </table:table-cell>
          <table:table-cell table:style-name="odsStyleTableCell-7ae45e62e3d0b3186e52df9082c70f3d" office:value-type="string">
            <text:p>CRC</text:p>
          </table:table-cell>
          <table:table-cell table:style-name="odsStyleTableCell-95cd432482d66eb1a4a71ba53b84ab70" office:value-type="string">
            <text:p>0.01318</text:p>
          </table:table-cell>
          <table:table-cell table:style-name="odsStyleTableCell-95cd432482d66eb1a4a71ba53b84ab70" office:value-type="string">
            <text:p>520.40000</text:p>
          </table:table-cell>
        </table:table-row>
        <table:table-row table:style-name="ro1">
          <table:table-cell table:style-name="odsStyleTableCell-7ae45e62e3d0b3186e52df9082c70f3d" office:value-type="string">
            <text:p>REPUBLICA CHECA</text:p>
          </table:table-cell>
          <table:table-cell table:style-name="odsStyleTableCell-7ae45e62e3d0b3186e52df9082c70f3d" office:value-type="string">
            <text:p>CORONA CHECA</text:p>
          </table:table-cell>
          <table:table-cell table:style-name="odsStyleTableCell-7ae45e62e3d0b3186e52df9082c70f3d" office:value-type="string">
            <text:p>CZK</text:p>
          </table:table-cell>
          <table:table-cell table:style-name="odsStyleTableCell-95cd432482d66eb1a4a71ba53b84ab70" office:value-type="string">
            <text:p>0.30546</text:p>
          </table:table-cell>
          <table:table-cell table:style-name="odsStyleTableCell-95cd432482d66eb1a4a71ba53b84ab70" office:value-type="string">
            <text:p>22.45820</text:p>
          </table:table-cell>
        </table:table-row>
        <table:table-row table:style-name="ro1">
          <table:table-cell table:style-name="odsStyleTableCell-7ae45e62e3d0b3186e52df9082c70f3d" office:value-type="string">
            <text:p>DINAMARCA</text:p>
          </table:table-cell>
          <table:table-cell table:style-name="odsStyleTableCell-7ae45e62e3d0b3186e52df9082c70f3d" office:value-type="string">
            <text:p>CORONA</text:p>
          </table:table-cell>
          <table:table-cell table:style-name="odsStyleTableCell-7ae45e62e3d0b3186e52df9082c70f3d" office:value-type="string">
            <text:p>DKK</text:p>
          </table:table-cell>
          <table:table-cell table:style-name="odsStyleTableCell-95cd432482d66eb1a4a71ba53b84ab70" office:value-type="string">
            <text:p>1.00765</text:p>
          </table:table-cell>
          <table:table-cell table:style-name="odsStyleTableCell-95cd432482d66eb1a4a71ba53b84ab70" office:value-type="string">
            <text:p>6.80790</text:p>
          </table:table-cell>
        </table:table-row>
        <table:table-row table:style-name="ro1">
          <table:table-cell table:style-name="odsStyleTableCell-7ae45e62e3d0b3186e52df9082c70f3d" office:value-type="string">
            <text:p>ECUADOR</text:p>
          </table:table-cell>
          <table:table-cell table:style-name="odsStyleTableCell-7ae45e62e3d0b3186e52df9082c70f3d" office:value-type="string">
            <text:p>DÓLAR</text:p>
          </table:table-cell>
          <table:table-cell table:style-name="odsStyleTableCell-7ae45e62e3d0b3186e52df9082c70f3d" office:value-type="string">
            <text:p>USD</text:p>
          </table:table-cell>
          <table:table-cell table:style-name="odsStyleTableCell-95cd432482d66eb1a4a71ba53b84ab70" office:value-type="string">
            <text:p>6.86000</text:p>
          </table:table-cell>
          <table:table-cell table:style-name="odsStyleTableCell-95cd432482d66eb1a4a71ba53b84ab70" office:value-type="string">
            <text:p>1.00000</text:p>
          </table:table-cell>
        </table:table-row>
        <table:table-row table:style-name="ro1">
          <table:table-cell table:style-name="odsStyleTableCell-7ae45e62e3d0b3186e52df9082c70f3d" office:value-type="string">
            <text:p>EMIRATOS ARABES</text:p>
          </table:table-cell>
          <table:table-cell table:style-name="odsStyleTableCell-7ae45e62e3d0b3186e52df9082c70f3d" office:value-type="string">
            <text:p>DIRHAM</text:p>
          </table:table-cell>
          <table:table-cell table:style-name="odsStyleTableCell-7ae45e62e3d0b3186e52df9082c70f3d" office:value-type="string">
            <text:p>AED</text:p>
          </table:table-cell>
          <table:table-cell table:style-name="odsStyleTableCell-95cd432482d66eb1a4a71ba53b84ab70" office:value-type="string">
            <text:p>1.86778</text:p>
          </table:table-cell>
          <table:table-cell table:style-name="odsStyleTableCell-95cd432482d66eb1a4a71ba53b84ab70" office:value-type="string">
            <text:p>3.67280</text:p>
          </table:table-cell>
        </table:table-row>
        <table:table-row table:style-name="ro1">
          <table:table-cell table:style-name="odsStyleTableCell-7ae45e62e3d0b3186e52df9082c70f3d" office:value-type="string">
            <text:p>FILIPINAS</text:p>
          </table:table-cell>
          <table:table-cell table:style-name="odsStyleTableCell-7ae45e62e3d0b3186e52df9082c70f3d" office:value-type="string">
            <text:p>PESO FILIPINO</text:p>
          </table:table-cell>
          <table:table-cell table:style-name="odsStyleTableCell-7ae45e62e3d0b3186e52df9082c70f3d" office:value-type="string">
            <text:p>PHP</text:p>
          </table:table-cell>
          <table:table-cell table:style-name="odsStyleTableCell-95cd432482d66eb1a4a71ba53b84ab70" office:value-type="string">
            <text:p>0.12344</text:p>
          </table:table-cell>
          <table:table-cell table:style-name="odsStyleTableCell-95cd432482d66eb1a4a71ba53b84ab70" office:value-type="string">
            <text:p>55.57500</text:p>
          </table:table-cell>
        </table:table-row>
        <table:table-row table:style-name="ro1">
          <table:table-cell table:style-name="odsStyleTableCell-7ae45e62e3d0b3186e52df9082c70f3d" office:value-type="string">
            <text:p>HAITÍ</text:p>
          </table:table-cell>
          <table:table-cell table:style-name="odsStyleTableCell-7ae45e62e3d0b3186e52df9082c70f3d" office:value-type="string">
            <text:p>GOURDE</text:p>
          </table:table-cell>
          <table:table-cell table:style-name="odsStyleTableCell-7ae45e62e3d0b3186e52df9082c70f3d" office:value-type="string">
            <text:p>HTG</text:p>
          </table:table-cell>
          <table:table-cell table:style-name="odsStyleTableCell-95cd432482d66eb1a4a71ba53b84ab70" office:value-type="string">
            <text:p>0.05207</text:p>
          </table:table-cell>
          <table:table-cell table:style-name="odsStyleTableCell-95cd432482d66eb1a4a71ba53b84ab70" office:value-type="string">
            <text:p>131.74500</text:p>
          </table:table-cell>
        </table:table-row>
        <table:table-row table:style-name="ro1">
          <table:table-cell table:style-name="odsStyleTableCell-7ae45e62e3d0b3186e52df9082c70f3d" office:value-type="string">
            <text:p>HONG KONG</text:p>
          </table:table-cell>
          <table:table-cell table:style-name="odsStyleTableCell-7ae45e62e3d0b3186e52df9082c70f3d" office:value-type="string">
            <text:p>DÓLAR</text:p>
          </table:table-cell>
          <table:table-cell table:style-name="odsStyleTableCell-7ae45e62e3d0b3186e52df9082c70f3d" office:value-type="string">
            <text:p>HKD</text:p>
          </table:table-cell>
          <table:table-cell table:style-name="odsStyleTableCell-95cd432482d66eb1a4a71ba53b84ab70" office:value-type="string">
            <text:p>0.87846</text:p>
          </table:table-cell>
          <table:table-cell table:style-name="odsStyleTableCell-95cd432482d66eb1a4a71ba53b84ab70" office:value-type="string">
            <text:p>7.80910</text:p>
          </table:table-cell>
        </table:table-row>
        <table:table-row table:style-name="ro1">
          <table:table-cell table:style-name="odsStyleTableCell-7ae45e62e3d0b3186e52df9082c70f3d" office:value-type="string">
            <text:p>INDIA</text:p>
          </table:table-cell>
          <table:table-cell table:style-name="odsStyleTableCell-7ae45e62e3d0b3186e52df9082c70f3d" office:value-type="string">
            <text:p>RUPIA</text:p>
          </table:table-cell>
          <table:table-cell table:style-name="odsStyleTableCell-7ae45e62e3d0b3186e52df9082c70f3d" office:value-type="string">
            <text:p>INR</text:p>
          </table:table-cell>
          <table:table-cell table:style-name="odsStyleTableCell-95cd432482d66eb1a4a71ba53b84ab70" office:value-type="string">
            <text:p>0.08249</text:p>
          </table:table-cell>
          <table:table-cell table:style-name="odsStyleTableCell-95cd432482d66eb1a4a71ba53b84ab70" office:value-type="string">
            <text:p>83.16250</text:p>
          </table:table-cell>
        </table:table-row>
        <table:table-row table:style-name="ro1">
          <table:table-cell table:style-name="odsStyleTableCell-7ae45e62e3d0b3186e52df9082c70f3d" office:value-type="string">
            <text:p>INDONESIA</text:p>
          </table:table-cell>
          <table:table-cell table:style-name="odsStyleTableCell-7ae45e62e3d0b3186e52df9082c70f3d" office:value-type="string">
            <text:p>RUPIA INDONESIA</text:p>
          </table:table-cell>
          <table:table-cell table:style-name="odsStyleTableCell-7ae45e62e3d0b3186e52df9082c70f3d" office:value-type="string">
            <text:p>IDR</text:p>
          </table:table-cell>
          <table:table-cell table:style-name="odsStyleTableCell-95cd432482d66eb1a4a71ba53b84ab70" office:value-type="string">
            <text:p>0.00044</text:p>
          </table:table-cell>
          <table:table-cell table:style-name="odsStyleTableCell-95cd432482d66eb1a4a71ba53b84ab70" office:value-type="string">
            <text:p>15,515.00000</text:p>
          </table:table-cell>
        </table:table-row>
        <table:table-row table:style-name="ro1">
          <table:table-cell table:style-name="odsStyleTableCell-7ae45e62e3d0b3186e52df9082c70f3d" office:value-type="string">
            <text:p>ISRAEL</text:p>
          </table:table-cell>
          <table:table-cell table:style-name="odsStyleTableCell-7ae45e62e3d0b3186e52df9082c70f3d" office:value-type="string">
            <text:p>NUEVO SÉQUEL</text:p>
          </table:table-cell>
          <table:table-cell table:style-name="odsStyleTableCell-7ae45e62e3d0b3186e52df9082c70f3d" office:value-type="string">
            <text:p>ILS</text:p>
          </table:table-cell>
          <table:table-cell table:style-name="odsStyleTableCell-95cd432482d66eb1a4a71ba53b84ab70" office:value-type="string">
            <text:p>1.86019</text:p>
          </table:table-cell>
          <table:table-cell table:style-name="odsStyleTableCell-95cd432482d66eb1a4a71ba53b84ab70" office:value-type="string">
            <text:p>3.68780</text:p>
          </table:table-cell>
        </table:table-row>
        <table:table-row table:style-name="ro1">
          <table:table-cell table:style-name="odsStyleTableCell-7ae45e62e3d0b3186e52df9082c70f3d" office:value-type="string">
            <text:p>MALASIA</text:p>
          </table:table-cell>
          <table:table-cell table:style-name="odsStyleTableCell-7ae45e62e3d0b3186e52df9082c70f3d" office:value-type="string">
            <text:p>RINGGIT MALAYO</text:p>
          </table:table-cell>
          <table:table-cell table:style-name="odsStyleTableCell-7ae45e62e3d0b3186e52df9082c70f3d" office:value-type="string">
            <text:p>MYR</text:p>
          </table:table-cell>
          <table:table-cell table:style-name="odsStyleTableCell-95cd432482d66eb1a4a71ba53b84ab70" office:value-type="string">
            <text:p>1.47359</text:p>
          </table:table-cell>
          <table:table-cell table:style-name="odsStyleTableCell-95cd432482d66eb1a4a71ba53b84ab70" office:value-type="string">
            <text:p>4.65530</text:p>
          </table:table-cell>
        </table:table-row>
        <table:table-row table:style-name="ro1">
          <table:table-cell table:style-name="odsStyleTableCell-7ae45e62e3d0b3186e52df9082c70f3d" office:value-type="string">
            <text:p>MEXICO</text:p>
          </table:table-cell>
          <table:table-cell table:style-name="odsStyleTableCell-7ae45e62e3d0b3186e52df9082c70f3d" office:value-type="string">
            <text:p>PESO</text:p>
          </table:table-cell>
          <table:table-cell table:style-name="odsStyleTableCell-7ae45e62e3d0b3186e52df9082c70f3d" office:value-type="string">
            <text:p>MXN</text:p>
          </table:table-cell>
          <table:table-cell table:style-name="odsStyleTableCell-95cd432482d66eb1a4a71ba53b84ab70" office:value-type="string">
            <text:p>0.40661</text:p>
          </table:table-cell>
          <table:table-cell table:style-name="odsStyleTableCell-95cd432482d66eb1a4a71ba53b84ab70" office:value-type="string">
            <text:p>16.87120</text:p>
          </table:table-cell>
        </table:table-row>
        <table:table-row table:style-name="ro1">
          <table:table-cell table:style-name="odsStyleTableCell-7ae45e62e3d0b3186e52df9082c70f3d" office:value-type="string">
            <text:p>NORUEGA</text:p>
          </table:table-cell>
          <table:table-cell table:style-name="odsStyleTableCell-7ae45e62e3d0b3186e52df9082c70f3d" office:value-type="string">
            <text:p>CORONA</text:p>
          </table:table-cell>
          <table:table-cell table:style-name="odsStyleTableCell-7ae45e62e3d0b3186e52df9082c70f3d" office:value-type="string">
            <text:p>NOK</text:p>
          </table:table-cell>
          <table:table-cell table:style-name="odsStyleTableCell-95cd432482d66eb1a4a71ba53b84ab70" office:value-type="string">
            <text:p>0.66704</text:p>
          </table:table-cell>
          <table:table-cell table:style-name="odsStyleTableCell-95cd432482d66eb1a4a71ba53b84ab70" office:value-type="string">
            <text:p>10.28420</text:p>
          </table:table-cell>
        </table:table-row>
        <table:table-row table:style-name="ro1">
          <table:table-cell table:style-name="odsStyleTableCell-7ae45e62e3d0b3186e52df9082c70f3d" office:value-type="string">
            <text:p>PANAMÁ</text:p>
          </table:table-cell>
          <table:table-cell table:style-name="odsStyleTableCell-7ae45e62e3d0b3186e52df9082c70f3d" office:value-type="string">
            <text:p>BALBOA</text:p>
          </table:table-cell>
          <table:table-cell table:style-name="odsStyleTableCell-7ae45e62e3d0b3186e52df9082c70f3d" office:value-type="string">
            <text:p>PAB</text:p>
          </table:table-cell>
          <table:table-cell table:style-name="odsStyleTableCell-95cd432482d66eb1a4a71ba53b84ab70" office:value-type="string">
            <text:p>6.86000</text:p>
          </table:table-cell>
          <table:table-cell table:style-name="odsStyleTableCell-95cd432482d66eb1a4a71ba53b84ab70" office:value-type="string">
            <text:p>1.00000</text:p>
          </table:table-cell>
        </table:table-row>
        <table:table-row table:style-name="ro1">
          <table:table-cell table:style-name="odsStyleTableCell-7ae45e62e3d0b3186e52df9082c70f3d" office:value-type="string">
            <text:p>PARAGUAY</text:p>
          </table:table-cell>
          <table:table-cell table:style-name="odsStyleTableCell-7ae45e62e3d0b3186e52df9082c70f3d" office:value-type="string">
            <text:p>GUARANI</text:p>
          </table:table-cell>
          <table:table-cell table:style-name="odsStyleTableCell-7ae45e62e3d0b3186e52df9082c70f3d" office:value-type="string">
            <text:p>PYG</text:p>
          </table:table-cell>
          <table:table-cell table:style-name="odsStyleTableCell-95cd432482d66eb1a4a71ba53b84ab70" office:value-type="string">
            <text:p>0.00094</text:p>
          </table:table-cell>
          <table:table-cell table:style-name="odsStyleTableCell-95cd432482d66eb1a4a71ba53b84ab70" office:value-type="string">
            <text:p>7,266.00000</text:p>
          </table:table-cell>
        </table:table-row>
        <table:table-row table:style-name="ro1">
          <table:table-cell table:style-name="odsStyleTableCell-7ae45e62e3d0b3186e52df9082c70f3d" office:value-type="string">
            <text:p>PERU</text:p>
          </table:table-cell>
          <table:table-cell table:style-name="odsStyleTableCell-7ae45e62e3d0b3186e52df9082c70f3d" office:value-type="string">
            <text:p>NUEVO SOL</text:p>
          </table:table-cell>
          <table:table-cell table:style-name="odsStyleTableCell-7ae45e62e3d0b3186e52df9082c70f3d" office:value-type="string">
            <text:p>PEN</text:p>
          </table:table-cell>
          <table:table-cell table:style-name="odsStyleTableCell-95cd432482d66eb1a4a71ba53b84ab70" office:value-type="string">
            <text:p>1.84513</text:p>
          </table:table-cell>
          <table:table-cell table:style-name="odsStyleTableCell-95cd432482d66eb1a4a71ba53b84ab70" office:value-type="string">
            <text:p>3.71790</text:p>
          </table:table-cell>
        </table:table-row>
        <table:table-row table:style-name="ro1">
          <table:table-cell table:style-name="odsStyleTableCell-7ae45e62e3d0b3186e52df9082c70f3d" office:value-type="string">
            <text:p>REINO UNIDO</text:p>
          </table:table-cell>
          <table:table-cell table:style-name="odsStyleTableCell-7ae45e62e3d0b3186e52df9082c70f3d" office:value-type="string">
            <text:p>LIBRA</text:p>
          </table:table-cell>
          <table:table-cell table:style-name="odsStyleTableCell-7ae45e62e3d0b3186e52df9082c70f3d" office:value-type="string">
            <text:p>GBP</text:p>
          </table:table-cell>
          <table:table-cell table:style-name="odsStyleTableCell-95cd432482d66eb1a4a71ba53b84ab70" office:value-type="string">
            <text:p>8.73552</text:p>
          </table:table-cell>
          <table:table-cell table:style-name="odsStyleTableCell-95cd432482d66eb1a4a71ba53b84ab70" office:value-type="string">
            <text:p>0.78530</text:p>
          </table:table-cell>
        </table:table-row>
        <table:table-row table:style-name="ro1">
          <table:table-cell table:style-name="odsStyleTableCell-7ae45e62e3d0b3186e52df9082c70f3d" office:value-type="string">
            <text:p>REPÚBLICA DOMINICANA</text:p>
          </table:table-cell>
          <table:table-cell table:style-name="odsStyleTableCell-7ae45e62e3d0b3186e52df9082c70f3d" office:value-type="string">
            <text:p>PESO DOMINICANO</text:p>
          </table:table-cell>
          <table:table-cell table:style-name="odsStyleTableCell-7ae45e62e3d0b3186e52df9082c70f3d" office:value-type="string">
            <text:p>DOP</text:p>
          </table:table-cell>
          <table:table-cell table:style-name="odsStyleTableCell-95cd432482d66eb1a4a71ba53b84ab70" office:value-type="string">
            <text:p>0.11738</text:p>
          </table:table-cell>
          <table:table-cell table:style-name="odsStyleTableCell-95cd432482d66eb1a4a71ba53b84ab70" office:value-type="string">
            <text:p>58.44100</text:p>
          </table:table-cell>
        </table:table-row>
        <table:table-row table:style-name="ro1">
          <table:table-cell table:style-name="odsStyleTableCell-7ae45e62e3d0b3186e52df9082c70f3d" office:value-type="string">
            <text:p>REP.POPULAR CHINA</text:p>
          </table:table-cell>
          <table:table-cell table:style-name="odsStyleTableCell-7ae45e62e3d0b3186e52df9082c70f3d" office:value-type="string">
            <text:p>YUAN RENMINBI OFFSHORE</text:p>
          </table:table-cell>
          <table:table-cell table:style-name="odsStyleTableCell-7ae45e62e3d0b3186e52df9082c70f3d" office:value-type="string">
            <text:p>CNH</text:p>
          </table:table-cell>
          <table:table-cell table:style-name="odsStyleTableCell-95cd432482d66eb1a4a71ba53b84ab70" office:value-type="string">
            <text:p>0.95797</text:p>
          </table:table-cell>
          <table:table-cell table:style-name="odsStyleTableCell-95cd432482d66eb1a4a71ba53b84ab70" office:value-type="string">
            <text:p>7.16100</text:p>
          </table:table-cell>
        </table:table-row>
        <table:table-row table:style-name="ro1">
          <table:table-cell table:style-name="odsStyleTableCell-7ae45e62e3d0b3186e52df9082c70f3d" office:value-type="string">
            <text:p>RUSIA</text:p>
          </table:table-cell>
          <table:table-cell table:style-name="odsStyleTableCell-7ae45e62e3d0b3186e52df9082c70f3d" office:value-type="string">
            <text:p>RUBLO RUSO</text:p>
          </table:table-cell>
          <table:table-cell table:style-name="odsStyleTableCell-7ae45e62e3d0b3186e52df9082c70f3d" office:value-type="string">
            <text:p>RUB</text:p>
          </table:table-cell>
          <table:table-cell table:style-name="odsStyleTableCell-95cd432482d66eb1a4a71ba53b84ab70" office:value-type="string">
            <text:p>0.07544</text:p>
          </table:table-cell>
          <table:table-cell table:style-name="odsStyleTableCell-95cd432482d66eb1a4a71ba53b84ab70" office:value-type="string">
            <text:p>90.93730</text:p>
          </table:table-cell>
        </table:table-row>
        <table:table-row table:style-name="ro1">
          <table:table-cell table:style-name="odsStyleTableCell-7ae45e62e3d0b3186e52df9082c70f3d" office:value-type="string">
            <text:p>SINGAPUR</text:p>
          </table:table-cell>
          <table:table-cell table:style-name="odsStyleTableCell-7ae45e62e3d0b3186e52df9082c70f3d" office:value-type="string">
            <text:p>DÓLAR</text:p>
          </table:table-cell>
          <table:table-cell table:style-name="odsStyleTableCell-7ae45e62e3d0b3186e52df9082c70f3d" office:value-type="string">
            <text:p>SGD</text:p>
          </table:table-cell>
          <table:table-cell table:style-name="odsStyleTableCell-95cd432482d66eb1a4a71ba53b84ab70" office:value-type="string">
            <text:p>5.16255</text:p>
          </table:table-cell>
          <table:table-cell table:style-name="odsStyleTableCell-95cd432482d66eb1a4a71ba53b84ab70" office:value-type="string">
            <text:p>1.32880</text:p>
          </table:table-cell>
        </table:table-row>
        <table:table-row table:style-name="ro1">
          <table:table-cell table:style-name="odsStyleTableCell-7ae45e62e3d0b3186e52df9082c70f3d" office:value-type="string">
            <text:p>SUDÁFRICA</text:p>
          </table:table-cell>
          <table:table-cell table:style-name="odsStyleTableCell-7ae45e62e3d0b3186e52df9082c70f3d" office:value-type="string">
            <text:p>RAND</text:p>
          </table:table-cell>
          <table:table-cell table:style-name="odsStyleTableCell-7ae45e62e3d0b3186e52df9082c70f3d" office:value-type="string">
            <text:p>ZAR</text:p>
          </table:table-cell>
          <table:table-cell table:style-name="odsStyleTableCell-95cd432482d66eb1a4a71ba53b84ab70" office:value-type="string">
            <text:p>0.36772</text:p>
          </table:table-cell>
          <table:table-cell table:style-name="odsStyleTableCell-95cd432482d66eb1a4a71ba53b84ab70" office:value-type="string">
            <text:p>18.65560</text:p>
          </table:table-cell>
        </table:table-row>
        <table:table-row table:style-name="ro1">
          <table:table-cell table:style-name="odsStyleTableCell-7ae45e62e3d0b3186e52df9082c70f3d" office:value-type="string">
            <text:p>SUECIA</text:p>
          </table:table-cell>
          <table:table-cell table:style-name="odsStyleTableCell-7ae45e62e3d0b3186e52df9082c70f3d" office:value-type="string">
            <text:p>CORONA</text:p>
          </table:table-cell>
          <table:table-cell table:style-name="odsStyleTableCell-7ae45e62e3d0b3186e52df9082c70f3d" office:value-type="string">
            <text:p>SEK</text:p>
          </table:table-cell>
          <table:table-cell table:style-name="odsStyleTableCell-95cd432482d66eb1a4a71ba53b84ab70" office:value-type="string">
            <text:p>0.66986</text:p>
          </table:table-cell>
          <table:table-cell table:style-name="odsStyleTableCell-95cd432482d66eb1a4a71ba53b84ab70" office:value-type="string">
            <text:p>10.24100</text:p>
          </table:table-cell>
        </table:table-row>
        <table:table-row table:style-name="ro1">
          <table:table-cell table:style-name="odsStyleTableCell-7ae45e62e3d0b3186e52df9082c70f3d" office:value-type="string">
            <text:p>SUIZA</text:p>
          </table:table-cell>
          <table:table-cell table:style-name="odsStyleTableCell-7ae45e62e3d0b3186e52df9082c70f3d" office:value-type="string">
            <text:p>FRANCO</text:p>
          </table:table-cell>
          <table:table-cell table:style-name="odsStyleTableCell-7ae45e62e3d0b3186e52df9082c70f3d" office:value-type="string">
            <text:p>CHF</text:p>
          </table:table-cell>
          <table:table-cell table:style-name="odsStyleTableCell-95cd432482d66eb1a4a71ba53b84ab70" office:value-type="string">
            <text:p>8.08105</text:p>
          </table:table-cell>
          <table:table-cell table:style-name="odsStyleTableCell-95cd432482d66eb1a4a71ba53b84ab70" office:value-type="string">
            <text:p>0.84890</text:p>
          </table:table-cell>
        </table:table-row>
        <table:table-row table:style-name="ro1">
          <table:table-cell table:style-name="odsStyleTableCell-7ae45e62e3d0b3186e52df9082c70f3d" office:value-type="string">
            <text:p>TAILANDIA</text:p>
          </table:table-cell>
          <table:table-cell table:style-name="odsStyleTableCell-7ae45e62e3d0b3186e52df9082c70f3d" office:value-type="string">
            <text:p>THAI BAHT</text:p>
          </table:table-cell>
          <table:table-cell table:style-name="odsStyleTableCell-7ae45e62e3d0b3186e52df9082c70f3d" office:value-type="string">
            <text:p>THB</text:p>
          </table:table-cell>
          <table:table-cell table:style-name="odsStyleTableCell-95cd432482d66eb1a4a71ba53b84ab70" office:value-type="string">
            <text:p>0.19780</text:p>
          </table:table-cell>
          <table:table-cell table:style-name="odsStyleTableCell-95cd432482d66eb1a4a71ba53b84ab70" office:value-type="string">
            <text:p>34.68100</text:p>
          </table:table-cell>
        </table:table-row>
        <table:table-row table:style-name="ro1">
          <table:table-cell table:style-name="odsStyleTableCell-7ae45e62e3d0b3186e52df9082c70f3d" office:value-type="string">
            <text:p>TAIWAN</text:p>
          </table:table-cell>
          <table:table-cell table:style-name="odsStyleTableCell-7ae45e62e3d0b3186e52df9082c70f3d" office:value-type="string">
            <text:p>DÓLAR</text:p>
          </table:table-cell>
          <table:table-cell table:style-name="odsStyleTableCell-7ae45e62e3d0b3186e52df9082c70f3d" office:value-type="string">
            <text:p>TWD</text:p>
          </table:table-cell>
          <table:table-cell table:style-name="odsStyleTableCell-95cd432482d66eb1a4a71ba53b84ab70" office:value-type="string">
            <text:p>0.22138</text:p>
          </table:table-cell>
          <table:table-cell table:style-name="odsStyleTableCell-95cd432482d66eb1a4a71ba53b84ab70" office:value-type="string">
            <text:p>30.98800</text:p>
          </table:table-cell>
        </table:table-row>
        <table:table-row table:style-name="ro1">
          <table:table-cell table:style-name="odsStyleTableCell-7ae45e62e3d0b3186e52df9082c70f3d" office:value-type="string">
            <text:p>TÚNEZ</text:p>
          </table:table-cell>
          <table:table-cell table:style-name="odsStyleTableCell-7ae45e62e3d0b3186e52df9082c70f3d" office:value-type="string">
            <text:p>DINAR TUNECINO</text:p>
          </table:table-cell>
          <table:table-cell table:style-name="odsStyleTableCell-7ae45e62e3d0b3186e52df9082c70f3d" office:value-type="string">
            <text:p>TND</text:p>
          </table:table-cell>
          <table:table-cell table:style-name="odsStyleTableCell-95cd432482d66eb1a4a71ba53b84ab70" office:value-type="string">
            <text:p>2.21591</text:p>
          </table:table-cell>
          <table:table-cell table:style-name="odsStyleTableCell-95cd432482d66eb1a4a71ba53b84ab70" office:value-type="string">
            <text:p>3.09580</text:p>
          </table:table-cell>
        </table:table-row>
        <table:table-row table:style-name="ro1">
          <table:table-cell table:style-name="odsStyleTableCell-7ae45e62e3d0b3186e52df9082c70f3d" office:value-type="string">
            <text:p>TURQUÍA</text:p>
          </table:table-cell>
          <table:table-cell table:style-name="odsStyleTableCell-7ae45e62e3d0b3186e52df9082c70f3d" office:value-type="string">
            <text:p>LIRA TURCA</text:p>
          </table:table-cell>
          <table:table-cell table:style-name="odsStyleTableCell-7ae45e62e3d0b3186e52df9082c70f3d" office:value-type="string">
            <text:p>TRY</text:p>
          </table:table-cell>
          <table:table-cell table:style-name="odsStyleTableCell-95cd432482d66eb1a4a71ba53b84ab70" office:value-type="string">
            <text:p>0.22987</text:p>
          </table:table-cell>
          <table:table-cell table:style-name="odsStyleTableCell-95cd432482d66eb1a4a71ba53b84ab70" office:value-type="string">
            <text:p>29.84270</text:p>
          </table:table-cell>
        </table:table-row>
        <table:table-row table:style-name="ro1">
          <table:table-cell table:style-name="odsStyleTableCell-7ae45e62e3d0b3186e52df9082c70f3d" office:value-type="string">
            <text:p>URUGUAY</text:p>
          </table:table-cell>
          <table:table-cell table:style-name="odsStyleTableCell-7ae45e62e3d0b3186e52df9082c70f3d" office:value-type="string">
            <text:p>PESO</text:p>
          </table:table-cell>
          <table:table-cell table:style-name="odsStyleTableCell-7ae45e62e3d0b3186e52df9082c70f3d" office:value-type="string">
            <text:p>UYU</text:p>
          </table:table-cell>
          <table:table-cell table:style-name="odsStyleTableCell-95cd432482d66eb1a4a71ba53b84ab70" office:value-type="string">
            <text:p>0.17459</text:p>
          </table:table-cell>
          <table:table-cell table:style-name="odsStyleTableCell-95cd432482d66eb1a4a71ba53b84ab70" office:value-type="string">
            <text:p>39.29200</text:p>
          </table:table-cell>
        </table:table-row>
        <table:table-row table:style-name="ro1">
          <table:table-cell table:style-name="odsStyleTableCell-7ae45e62e3d0b3186e52df9082c70f3d" office:value-type="string">
            <text:p>VENEZUELA</text:p>
          </table:table-cell>
          <table:table-cell table:style-name="odsStyleTableCell-7ae45e62e3d0b3186e52df9082c70f3d" office:value-type="string">
            <text:p>BOLIVAR DIGITAL</text:p>
          </table:table-cell>
          <table:table-cell table:style-name="odsStyleTableCell-7ae45e62e3d0b3186e52df9082c70f3d" office:value-type="string">
            <text:p>VES</text:p>
          </table:table-cell>
          <table:table-cell table:style-name="odsStyleTableCell-95cd432482d66eb1a4a71ba53b84ab70" office:value-type="string">
            <text:p>0.19117</text:p>
          </table:table-cell>
          <table:table-cell table:style-name="odsStyleTableCell-95cd432482d66eb1a4a71ba53b84ab70" office:value-type="string">
            <text:p>35.88470</text:p>
          </table:table-cell>
        </table:table-row>
        <table:table-row table:style-name="ro1">
          <table:table-cell table:style-name="odsStyleTableCell-7ae45e62e3d0b3186e52df9082c70f3d" office:value-type="string">
            <text:p>VIETNAM</text:p>
          </table:table-cell>
          <table:table-cell table:style-name="odsStyleTableCell-7ae45e62e3d0b3186e52df9082c70f3d" office:value-type="string">
            <text:p>DONG</text:p>
          </table:table-cell>
          <table:table-cell table:style-name="odsStyleTableCell-7ae45e62e3d0b3186e52df9082c70f3d" office:value-type="string">
            <text:p>VND</text:p>
          </table:table-cell>
          <table:table-cell table:style-name="odsStyleTableCell-95cd432482d66eb1a4a71ba53b84ab70" office:value-type="string">
            <text:p>0.00028</text:p>
          </table:table-cell>
          <table:table-cell table:style-name="odsStyleTableCell-95cd432482d66eb1a4a71ba53b84ab70" office:value-type="string">
            <text:p>24,362.00000</text:p>
          </table:table-cell>
        </table:table-row>
        <table:table-row table:style-name="ro1">
          <table:table-cell table:style-name="odsStyleTableCell-7ae45e62e3d0b3186e52df9082c70f3d" office:value-type="string">
            <text:p/>
          </table:table-cell>
          <table:table-cell table:style-name="odsStyleTableCell-7ae45e62e3d0b3186e52df9082c70f3d" office:value-type="string">
            <text:p>DERECHO ESPECIAL DE GIRO</text:p>
          </table:table-cell>
          <table:table-cell table:style-name="odsStyleTableCell-7ae45e62e3d0b3186e52df9082c70f3d" office:value-type="string">
            <text:p>USD/D.E.G.</text:p>
          </table:table-cell>
          <table:table-cell table:style-name="odsStyleTableCell-95cd432482d66eb1a4a71ba53b84ab70" office:value-type="string">
            <text:p/>
          </table:table-cell>
          <table:table-cell table:style-name="odsStyleTableCell-95cd432482d66eb1a4a71ba53b84ab70" office:value-type="string">
            <text:p>1.33452</text:p>
          </table:table-cell>
        </table:table-row>
        <table:table-row table:style-name="ro1">
          <table:table-cell table:style-name="odsStyleTableCell-7ae45e62e3d0b3186e52df9082c70f3d" office:value-type="string">
            <text:p/>
          </table:table-cell>
          <table:table-cell table:style-name="odsStyleTableCell-7ae45e62e3d0b3186e52df9082c70f3d" office:value-type="string">
            <text:p>UNIDAD DE FOMENTO DE VIVIENDA</text:p>
          </table:table-cell>
          <table:table-cell table:style-name="odsStyleTableCell-7ae45e62e3d0b3186e52df9082c70f3d" office:value-type="string">
            <text:p>Bs/UFV</text:p>
          </table:table-cell>
          <table:table-cell table:style-name="odsStyleTableCell-95cd432482d66eb1a4a71ba53b84ab70" office:value-type="string">
            <text:p/>
          </table:table-cell>
          <table:table-cell table:style-name="odsStyleTableCell-95cd432482d66eb1a4a71ba53b84ab70" office:value-type="string">
            <text:p>2.4753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4e013d762178655aea149961dc3c26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96cf1855e14e8250b1ece3cb5eba8c61" office:value-type="string">
            <text:p> </text:p>
          </table:table-cell>
          <table:table-cell table:style-name="odsStyleTableCell-96cf1855e14e8250b1ece3cb5eba8c61" office:value-type="string">
            <text:p>UNIDAD MONETARIA</text:p>
          </table:table-cell>
          <table:table-cell table:style-name="odsStyleTableCell-96cf1855e14e8250b1ece3cb5eba8c61" office:value-type="string">
            <text:p>MONEDA</text:p>
          </table:table-cell>
          <table:table-cell table:style-name="odsStyleTableCell-96cf1855e14e8250b1ece3cb5eba8c61" office:value-type="string">
            <text:p>TIPO DE CAMBIO EN M.E.</text:p>
          </table:table-cell>
        </table:table-row>
        <table:table-row table:style-name="ro1">
          <table:table-cell table:style-name="odsStyleTableCell-7ae45e62e3d0b3186e52df9082c70f3d" office:value-type="string">
            <text:p>ORO</text:p>
          </table:table-cell>
          <table:table-cell table:style-name="odsStyleTableCell-7ae45e62e3d0b3186e52df9082c70f3d" office:value-type="string">
            <text:p>ONZA TROY ORO</text:p>
          </table:table-cell>
          <table:table-cell table:style-name="odsStyleTableCell-7ae45e62e3d0b3186e52df9082c70f3d" office:value-type="string">
            <text:p>USD./O.T.F.</text:p>
          </table:table-cell>
          <table:table-cell table:style-name="odsStyleTableCell-95cd432482d66eb1a4a71ba53b84ab70" office:value-type="string">
            <text:p>2,048.61000</text:p>
          </table:table-cell>
        </table:table-row>
        <table:table-row table:style-name="ro1">
          <table:table-cell table:style-name="odsStyleTableCell-7ae45e62e3d0b3186e52df9082c70f3d" office:value-type="string">
            <text:p>PLATA</text:p>
          </table:table-cell>
          <table:table-cell table:style-name="odsStyleTableCell-7ae45e62e3d0b3186e52df9082c70f3d" office:value-type="string">
            <text:p>ONZA TROY PLATA</text:p>
          </table:table-cell>
          <table:table-cell table:style-name="odsStyleTableCell-7ae45e62e3d0b3186e52df9082c70f3d" office:value-type="string">
            <text:p>USD./O.T.F.</text:p>
          </table:table-cell>
          <table:table-cell table:style-name="odsStyleTableCell-95cd432482d66eb1a4a71ba53b84ab70" office:value-type="string">
            <text:p>23.266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4e013d762178655aea149961dc3c26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96cf1855e14e8250b1ece3cb5eba8c61" office:value-type="string">
            <text:p> </text:p>
          </table:table-cell>
          <table:table-cell table:style-name="odsStyleTableCell-96cf1855e14e8250b1ece3cb5eba8c61" office:value-type="string">
            <text:p>1 MES</text:p>
          </table:table-cell>
          <table:table-cell table:style-name="odsStyleTableCell-96cf1855e14e8250b1ece3cb5eba8c61" office:value-type="string">
            <text:p>3 MESES</text:p>
          </table:table-cell>
          <table:table-cell table:style-name="odsStyleTableCell-96cf1855e14e8250b1ece3cb5eba8c61" office:value-type="string">
            <text:p>6 MESES</text:p>
          </table:table-cell>
        </table:table-row>
        <table:table-row table:style-name="ro1">
          <table:table-cell table:style-name="odsStyleTableCell-e560ac0cce25914659db72fb3181f55b" office:value-type="string">
            <text:p>TASA LIBOR(USD)</text:p>
          </table:table-cell>
          <table:table-cell table:style-name="odsStyleTableCell-95cd432482d66eb1a4a71ba53b84ab70" office:value-type="string">
            <text:p>5.45</text:p>
          </table:table-cell>
          <table:table-cell table:style-name="odsStyleTableCell-95cd432482d66eb1a4a71ba53b84ab70" office:value-type="string">
            <text:p>5.59</text:p>
          </table:table-cell>
          <table:table-cell table:style-name="odsStyleTableCell-95cd432482d66eb1a4a71ba53b84ab70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ae45e62e3d0b3186e52df9082c70f3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34</meta:creation-date>
    <meta:generator>ods générator</meta:generator>
    <dc:date>2024-10-15T21:15:34</dc:date>
    <meta:editing-duration>PT1S</meta:editing-duration>
    <meta:editing-cycles>1</meta:editing-cycles>
    <meta:document-statistic meta:table-count="1" meta:cell-count="4" meta:object-count="0"/>
  </office:meta>
</office:document-meta>
</file>